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Helvetica, san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margin-top="0in" fo:margin-bottom="0.1457in" style:line-height-at-least="0.1457in" fo:text-align="justify" style:justify-single-word="false" fo:text-indent="0in" style:auto-text-indent="false" fo:padding="0in" fo:border="none"/>
      <style:text-properties style:font-name="Arial1" fo:font-size="8.25pt"/>
    </style:style>
    <style:style style:name="P2" style:family="paragraph" style:parent-style-name="Text_20_body">
      <style:paragraph-properties fo:margin-left="0in" fo:margin-right="0in" fo:margin-top="0in" fo:margin-bottom="0.1457in" style:line-height-at-least="0.1457in" fo:text-align="justify" style:justify-single-word="false" fo:text-indent="0in" style:auto-text-indent="false" fo:padding="0in" fo:border="none"/>
      <style:text-properties fo:font-variant="normal" fo:text-transform="none" fo:color="#000000" style:font-name="Arial1" fo:font-size="8.25pt" fo:letter-spacing="normal" fo:font-style="normal" fo:font-weight="normal"/>
    </style:style>
    <style:style style:name="P3" style:family="paragraph" style:parent-style-name="Text_20_body">
      <style:paragraph-properties fo:margin-left="0in" fo:margin-right="0in" fo:margin-top="0in" fo:margin-bottom="0.1457in" style:line-height-at-least="0.1457in" fo:text-align="justify" style:justify-single-word="false" fo:text-indent="0in" style:auto-text-indent="false" fo:padding="0in" fo:border="none"/>
    </style:style>
    <style:style style:name="P4" style:family="paragraph" style:parent-style-name="Table_20_Contents">
      <style:paragraph-properties fo:text-align="justify" style:justify-single-word="false"/>
      <style:text-properties style:font-name="Arial1" fo:font-size="8.25pt"/>
    </style:style>
    <style:style style:name="T1" style:family="text">
      <style:text-properties fo:font-variant="normal" fo:text-transform="none" fo:color="#000000" style:font-name="Arial1" fo:font-size="8.25pt" fo:letter-spacing="normal" fo:font-style="normal" fo:font-weight="normal"/>
    </style:style>
    <style:style style:name="T2"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Praesent nec elit urna, vitae rutrum nibh. Sed id leo quam, ac ornare diam. Curabitur sed sagittis diam. Sed dignissim dignissim nibh id accumsan. Pellentesque habitant morbi tristique senectus et netus et malesuada fames ac turpis egestas. Phasellus pharetra feugiat tellus, nec volutpat diam faucibus vel. Cras massa lectus, laoreet quis pharetra sed, accumsan eget elit. Pellentesque congue enim eu mauris malesuada vel posuere nibh posuere. Duis eu augue id sem consequat feugiat. Duis posuere ante at urna ullamcorper condimentum. Ut tristique eros id eros varius faucibus. Phasellus interdum laoreet mi, vel sodales mauris iaculis a. Donec rhoncus libero quis arcu sodales ultrices.</text:p>
      <text:p text:style-name="P1">~start~</text:p>
      <text:p text:style-name="P1"><text:span text:style-name="T2">UNIQUEWORD</text:span></text:p>
      <table:table table:name="Table1" table:style-name="Table1">
        <table:table-column table:style-name="Table1.A" table:number-columns-repeated="2"/>
        <table:table-row>
          <table:table-cell table:style-name="Table1.A1" office:value-type="string">
            <text:p text:style-name="P4">Lorem </text:p>
          </table:table-cell>
          <table:table-cell table:style-name="Table1.B1" office:value-type="string">
            <text:p text:style-name="P4">Ipsum</text:p>
          </table:table-cell>
        </table:table-row>
        <table:table-row>
          <table:table-cell table:style-name="Table1.A2" office:value-type="string">
            <text:p text:style-name="P4">Dolor</text:p>
          </table:table-cell>
          <table:table-cell table:style-name="Table1.B2" office:value-type="string">
            <text:p text:style-name="P4">UNIQUECELL</text:p>
          </table:table-cell>
        </table:table-row>
      </table:table>
      <text:p text:style-name="P2">~end~</text:p>
      <text:p text:style-name="P2">Cum sociis natoque penatibus et magnis dis parturient montes, nascetur ridiculus mus. Curabitur massa justo, sollicitudin nec accumsan tempus, elementum vitae justo. Cras eleifend, sem a auctor pulvinar, sem ante sodales diam, vitae aliquam dui metus sit amet lacus. In hac habitasse platea dictumst. Proin diam diam, volutpat vel pulvinar ut, tincidunt sit amet sem. Morbi felis lorem, mattis non vehicula sed, scelerisque suscipit sapien. In sed velit lorem. Aliquam vehicula, ligula a pellentesque ultricies, augue tortor commodo enim, in tristique urna nunc eget lectus. Phasellus eu nunc id urna viverra dignissim at nec felis. Lorem ipsum dolor sit amet, consectetur adipiscing elit. Phasellus iaculis ultrices tristique. Ut in elementum ligula. Vivamus turpis diam, malesuada ut laoreet posuere, rutrum consequat nulla. Suspendisse in justo nisl. In iaculis nisl at velit iaculis ac fringilla dolor blandit. Integer et ligula dui. Donec egestas consequat porta. Nam non lacinia justo.</text:p>
      <text:p text:style-name="P2">Sed erat velit, rhoncus non rutrum sit amet, accumsan sit amet massa. Quisque quis est posuere sem ultrices lacinia. Cras vitae hendrerit nisi. Phasellus convallis egestas leo at egestas. Donec ullamcorper, dui ut pretium tincidunt, purus velit semper turpis, eget vulputate risus lorem non mauris. Curabitur vitae libero et libero euismod fringilla lacinia ac lorem. Maecenas pretium vulputate urna, sit amet pharetra tellus facilisis vitae. Fusce ligula tortor, tincidunt vel rhoncus in, porta eget felis. Pellentesque non metus eget elit rutrum tempus id eget tortor. Pellentesque id enim in elit tempor facilisis. Nullam tincidunt nisi id enim ornare vel sagittis purus rutrum. Lorem ipsum dolor sit amet, consectetur adipiscing elit. Sed laoreet urna ac eros varius sit amet pharetra tortor lobortis. Vivamus at gravida arcu. Nulla id volutpat velit.</text:p>
      <text:p text:style-name="P3"><text:span text:style-name="T1">In semper, arcu at bibendum porta, sem eros ullamcorper ipsum, id sodales neque metus convallis turpis. Nam mattis pretium lectus, facilisis laoreet sapien auctor nec. Duis porttitor, nisl id sodales vulputate, risus est porta tellus, ac vestibulum metus nibh lacinia nibh. Fusce ac urna ac augue malesuada volutpat. Cras at sapien ipsum, aliquet tincidunt justo. Maecenas vel velit nisl, id dignissim tortor. Mauris mollis erat eget mauris imperdiet aliquet. Phasellus placerat, sapien nec ultrices scelerisque, lectus dolor tincidunt nibh, egestas pharetra justo magna tempor tellus. Proin in turpis at sapien ultricies condimentum at at sapien. Maecenas ligula ligula, mollis nec porttitor ut, accumsan sit amet erat. Pellentesque nisl diam, iaculis at ullamcorper adipiscing, elementum vel est. Lorem ipsum dolor sit amet, consectetur adipiscing elit. Mauris mauris mi, tempus non volutpat sed, porttitor vel orci. Duis porttitor velit et velit dictum semper. Nullam id leo turpis. Fusce rhoncus, mi eu lobortis tempor, est ipsum pulvinar neque, eu placerat erat erat quis diam. Nullam turpis dui, molestie sed condimentum imperdiet, vulputate ut metus. Aliquam quis vestibulum ipsum. Morbi ligula massa, dapibus ut imperdiet nec, molestie vitae velit. Aliquam feugiat laoreet nibh, in consequat leo tincidu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Helvetica, san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Kulyk</meta:initial-creator>
    <meta:creation-date>2011-02-17T13:04:24.68</meta:creation-date>
    <meta:document-statistic meta:table-count="1" meta:image-count="0" meta:object-count="0" meta:page-count="1" meta:paragraph-count="11" meta:word-count="587" meta:character-count="3952"/>
    <dc:date>2011-02-17T13:09:48.85</dc:date>
    <dc:creator>Brian Kulyk</dc:creator>
    <meta:editing-duration>PT00H05M26S</meta:editing-duration>
    <meta:editing-cycles>1</meta:editing-cycles>
    <meta:generator>OpenOffice.org/3.2$Win32 OpenOffice.org_project/320m18$Build-9502</meta:generator>
  </office:meta>
</office:document-meta>
</file>